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2" style:family="graphic" style:parent-style-name="standard">
      <style:graphic-properties svg:stroke-color="#808080" draw:fill="solid"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633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9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width="0.102cm" svg:stroke-color="#77216f" draw:marker-start-width="0.352cm" draw:marker-end-width="0.352cm" draw:fill="none" draw:fill-color="#808080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002cm" svg:height="1.016cm" svg:x="5.766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002cm" svg:height="0.762cm" svg:x="5.766cm" svg:y="9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002cm" svg:height="2.54cm" svg:x="5.766cm" svg:y="10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002cm" svg:height="0.762cm" svg:x="5.766cm" svg:y="12.9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6.002cm" svg:height="2.032cm" svg:x="5.766cm" svg:y="13.7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86cm" svg:height="0.508cm" draw:transform="rotate (-0.415039296124251) translate (7.451cm 7.3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86cm" svg:height="0.508cm" draw:transform="rotate (-0.415039296124251) translate (12.397cm 7.4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86cm" svg:height="0.508cm" draw:transform="rotate (-0.415039296124251) translate (14.175cm 7.3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2cm" svg:height="0.21cm" draw:transform="rotate (-0.415039296124251) translate (10.872cm 7.4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86cm" svg:height="0.508cm" draw:transform="rotate (-0.415039296124251) translate (17.081cm 7.8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2cm" svg:height="0.21cm" draw:transform="rotate (-0.415039296124251) translate (13.547cm 7.8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2cm" svg:height="0.21cm" draw:transform="rotate (0.535990613287459) translate (8.126cm 7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2cm" svg:height="0.21cm" draw:transform="rotate (-0.415039296124251) translate (5.792cm 7.8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-0.300720230118623) translate (7.022cm 7.8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57cm" svg:height="0.21cm" draw:transform="rotate (-0.415039296124251) translate (7.936cm 7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2cm" svg:height="0.21cm" draw:transform="rotate (0.550476846079012) translate (9.904cm 7.7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2cm" svg:height="0.21cm" draw:transform="rotate (0.309621409303794) translate (12.823cm 7.7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2cm" svg:height="0.21cm" draw:transform="rotate (0.243822496503608) translate (17.526cm 7.9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2cm" svg:height="0.21cm" draw:transform="rotate (0.243822496503608) translate (21.395cm 8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2cm" svg:height="0.21cm" draw:transform="rotate (-0.483107136952031) translate (19.019cm 7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2cm" svg:height="0.21cm" draw:transform="rotate (-0.266337243854334) translate (14.674cm 7.6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2cm" svg:height="0.21cm" draw:transform="rotate (0.243822496503608) translate (19.947cm 8.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2cm" svg:height="0.21cm" draw:transform="rotate (-0.195825942073764) translate (16.554cm 7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2cm" svg:height="0.21cm" draw:transform="rotate (0.243822496503608) translate (18.677cm 8.0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-0.300720230118623) translate (8.581cm 7.5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-0.300720230118623) translate (5.828cm 7.3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-0.300720230118623) translate (7.216cm 7.3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-0.300720230118623) translate (7.978cm 7.6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-0.300720230118623) translate (12.042cm 7.3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-0.300720230118623) translate (10.518cm 7.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0.193382481120972) translate (9.661cm 7.76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-0.300720230118623) translate (15.598cm 7.8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-0.300720230118623) translate (13.82cm 7.3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-0.300720230118623) translate (16.36cm 7.6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-0.300720230118623) translate (19.154cm 7.9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-0.300720230118623) translate (20.009cm 7.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-0.300720230118623) translate (21.144cm 8.1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-0.300720230118623) translate (17.588cm 8.1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0.193382481120972) translate (8.731cm 7.6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0.193382481120972) translate (5.842cm 7.6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0.193382481120972) translate (9.144cm 7.9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0.193382481120972) translate (11.43cm 7.9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0.193382481120972) translate (11.43cm 7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131cm" svg:height="0.508cm" draw:transform="rotate (0.057246799465414) translate (16.764cm 7.3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0.193382481120972) translate (11.624cm 7.6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0.193382481120972) translate (13.776cm 7.6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0.193382481120972) translate (16.256cm 7.9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0.193382481120972) translate (18.348cm 7.9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0.193382481120972) translate (15.046cm 7.6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0.193382481120972) translate (20.574cm 7.9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7cm" svg:height="0.21cm" draw:transform="rotate (0.193382481120972) translate (19.364cm 7.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2cm" svg:height="0.21cm" draw:transform="rotate (-0.483107136952031) translate (20.951cm 7.7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2cm" svg:height="0.21cm" draw:transform="rotate (-0.483107136952031) translate (19.653cm 7.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2cm" svg:height="0.21cm" draw:transform="rotate (-0.483107136952031) translate (15.846cm 7.7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2cm" svg:height="0.21cm" draw:transform="rotate (-0.483107136952031) translate (15.338cm 7.5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2cm" svg:height="0.21cm" draw:transform="rotate (-0.483107136952031) translate (13.464cm 7.3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2cm" svg:height="0.21cm" draw:transform="rotate (-0.483107136952031) translate (11.916cm 7.6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12.7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12.557cm" svg:y="7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12.7cm" svg:y="7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591143017650479) translate (11.29cm 7.8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591143017650479) translate (11.229cm 7.6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591143017650479) translate (11.404cm 7.6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11.034cm" svg:y="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10.891cm" svg:y="7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11.034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8.406cm" svg:y="7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8.263cm" svg:y="7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8.406cm" svg:y="7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2.33001455141243) translate (9.442cm 7.7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2.33001455141243) translate (9.615cm 7.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2.33001455141243) translate (9.59cm 7.8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927817030360186) translate (10.77cm 7.8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927817030360186) translate (10.766cm 7.7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927817030360186) translate (10.932cm 7.7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736354411416407) translate (6.083cm 7.4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736354411416407) translate (6.046cm 7.2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736354411416407) translate (6.22cm 7.2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2.01271369339986) translate (6.77cm 7.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2.01271369339986) translate (6.924cm 7.8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2.01271369339986) translate (6.954cm 8.0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898320966001482) translate (15.735cm 7.6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898320966001482) translate (15.725cm 7.4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898320966001482) translate (15.894cm 7.5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64036130255672) translate (18.052cm 8.0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64036130255672) translate (17.999cm 7.8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64036130255672) translate (18.174cm 7.8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507541746479951) translate (16.597cm 7.5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507541746479951) translate (16.522cm 7.4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507541746479951) translate (16.696cm 7.3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15.352cm" svg:y="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15.209cm" svg:y="7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15.35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1.62926485673671) translate (14.538cm 7.9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1.62926485673671) translate (14.648cm 7.8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1.62926485673671) translate (14.741cm 7.9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19.222cm" svg:y="7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19.079cm" svg:y="7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19.222cm" svg:y="7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20.432cm" svg:y="7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20.289cm" svg:y="7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20.43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1.23935830184117) translate (20.383cm 8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1.23935830184117) translate (20.433cm 8.0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1.23935830184117) translate (20.575cm 8.1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2.71014726249679) translate (19.484cm 7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2.71014726249679) translate (19.656cm 8.0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2.71014726249679) translate (19.569cm 8.1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19.799cm" svg:y="8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19.656cm" svg:y="8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svg:x="19.799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979653309144417) translate (20.774cm 7.7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979653309144417) translate (20.943cm 7.6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199665666428152) translate (13.352cm 7.8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199665666428152) translate (13.232cm 7.6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0.199665666428152) translate (13.393cm 7.6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1.48108640324239) translate (13.014cm 7.4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1.48108640324239) translate (13.103cm 7.3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42cm" svg:height="0.101cm" draw:transform="rotate (-1.48108640324239) translate (13.216cm 7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131cm" svg:height="0.508cm" draw:transform="rotate (0.057246799465414) translate (10.035cm 10.6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131cm" svg:height="0.508cm" draw:transform="rotate (-0.227416401534861) translate (16.228cm 10.6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131cm" svg:height="0.508cm" draw:transform="rotate (0.0483456202802429) translate (13.718cm 11.7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86cm" svg:height="0.508cm" draw:transform="rotate (-0.415039296124251) translate (14.033cm 10.6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86cm" svg:height="0.508cm" draw:transform="rotate (-0.415039296124251) translate (18.509cm 10.7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86cm" svg:height="0.508cm" draw:transform="rotate (-0.415039296124251) translate (16.076cm 11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86cm" svg:height="0.508cm" draw:transform="rotate (-0.415039296124251) translate (10.731cm 11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86cm" svg:height="0.508cm" draw:transform="rotate (-0.415039296124251) translate (12.509cm 11.2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86cm" svg:height="0.508cm" draw:transform="rotate (-0.415039296124251) translate (9.603cm 10.6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-0.415039296124251) translate (9.071cm 10.5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-0.415039296124251) translate (13.039cm 11.6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-0.415039296124251) translate (15.956cm 11.9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-0.415039296124251) translate (18.373cm 11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-0.415039296124251) translate (9.229cm 11.9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-0.415039296124251) translate (11.261cm 11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-0.415039296124251) translate (7.451cm 11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-0.415039296124251) translate (14.659cm 11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-0.415039296124251) translate (17.707cm 10.6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-0.415039296124251) translate (14.309cm 10.4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0.534245284035464) translate (15.239cm 11.2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0.534245284035464) translate (16.51cm 11.7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0.534245284035464) translate (18.034cm 10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0.534245284035464) translate (14.16cm 11.3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0.534245284035464) translate (13.304cm 12.0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0.534245284035464) translate (12.954cm 10.9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0.534245284035464) translate (11.938cm 11.8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0.534245284035464) translate (10cm 11.6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-0.0628318530717966) translate (11.465cm 11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-0.0628318530717966) translate (10.312cm 11.6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-0.0628318530717966) translate (9.644cm 11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-0.0628318530717966) translate (8.649cm 11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-0.0628318530717966) translate (13.475cm 10.9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-0.0628318530717966) translate (10.427cm 12.2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-0.0628318530717966) translate (17.678cm 11.7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-0.0628318530717966) translate (16.154cm 10.4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-0.0628318530717966) translate (16.296cm 11.9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7.881cm 10.7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7.877cm 10.5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8.043cm 10.6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0.864cm 12.3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1.03cm 12.4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2.961cm 11.4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2.957cm 11.2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3.123cm 11.3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4.485cm 10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4.481cm 10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4.647cm 10.8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6.595cm 10.5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6.591cm 10.4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6.757cm 10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8.785cm 11.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8.781cm 11.3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8.947cm 11.3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2.277cm 10.7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2.273cm 10.5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2.439cm 10.6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1.96436807311962) translate (15.684cm 11.5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1.96436807311962) translate (15.832cm 11.4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1.96436807311962) translate (15.871cm 11.6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7.533cm 10.5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7.529cm 10.4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7.695cm 10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5.071cm 11.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5.067cm 11.3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5.233cm 11.3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3.723cm 11.5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3.719cm 11.3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3.885cm 11.3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15.902cm 11.2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16.006cm 11.3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15.839cm 11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17.645cm 11.9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17.749cm 12.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14.834cm 10.6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14.938cm 10.7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14.771cm 10.8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12.55cm 11.9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12.654cm 12.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12.487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19.054cm 10.7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19.158cm 10.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18.991cm 10.9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11.786cm 11.2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11.89cm 11.3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11.723cm 11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8.834cm 11.5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8.938cm 11.6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8.771cm 11.7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8.326cm 10.7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8.43cm 10.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8.263cm 10.9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9.865cm 11.8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9.969cm 11.9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2.83005138210881) translate (9.802cm 12.0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9.727cm 12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9.536cm 12.2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0.191cm 11.2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0.046cm 11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0cm 11.2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7.969cm 11.2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7.824cm 11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7.778cm 11.2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9.335cm 11.5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9.19cm 11.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9.144cm 11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1.938cm 12.4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2.874cm 1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6.621cm 11.4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6.476cm 11.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6.43cm 11.4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8.225cm 11.8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8.08cm 11.9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8.034cm 11.7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9.145cm 11.2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9cm 11.3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8.954cm 11.1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6.955cm 12.1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6.81cm 12.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6.764cm 12.0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8.434cm 11.7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8.6cm 11.8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8.653cm 11.8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5.779cm 10.7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5.945cm 10.8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5.998cm 10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72cm" svg:height="0.25cm" draw:transform="rotate (-0.927817030360186) translate (18.972cm 11.7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4.878cm 10.7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5.044cm 10.8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5.097cm 10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2.592cm 10.7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2.758cm 10.8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2.811cm 10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3.449cm 10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3.615cm 10.6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3.668cm 10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1.511cm 11.6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1.677cm 11.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1.73cm 11.6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2.019cm 11.0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12.185cm 11.1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2.238cm 11.0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9.29cm 10.5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0.927817030360186) translate (9.456cm 10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9.509cm 10.5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2.04290788945936) translate (9.166cm 10.9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2.04290788945936) translate (9.19cm 11.1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0.108908545324446) translate (9.244cm 11.1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64cm" svg:height="0.101cm" draw:transform="rotate (-0.492880980763199) translate (8.141cm 11.3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64cm" svg:height="0.101cm" draw:transform="rotate (-0.927817030360186) translate (8.542cm 10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64cm" svg:height="0.101cm" draw:transform="rotate (-0.927817030360186) translate (11.003cm 11.9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0.534245284035464) translate (17.096cm 11.7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7cm" svg:height="0.21cm" draw:transform="rotate (0.534245284035464) translate (17.874cm 12.2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34cm" svg:height="0.347cm" draw:transform="rotate (-0.927817030360186) translate (18.566cm 12.0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34cm" svg:height="0.347cm" draw:transform="rotate (-1.67324715388696) translate (17.247cm 10.5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34cm" svg:height="0.347cm" draw:transform="rotate (-1.67324715388696) translate (18.673cm 10.5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34cm" svg:height="0.347cm" draw:transform="rotate (-1.67324715388696) translate (15.748cm 10.5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34cm" svg:height="0.347cm" draw:transform="rotate (-1.67324715388696) translate (13.323cm 10.4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1.351cm 12.3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-2.49913695593068) translate (11.684cm 12.3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42cm" svg:height="0.101cm" draw:transform="rotate (1.22399940442362) translate (12.367cm 12.3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04cm" svg:height="0.145cm" draw:transform="rotate (1.22399940442362) translate (10.017cm 12.1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03cm" svg:height="0.145cm" draw:transform="skewX (-0.00698131700797723) rotate (-2.49913695593068) translate (10.494cm 12.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04cm" svg:height="0.146cm" draw:transform="skewX (-0.00680678408277786) rotate (-2.49913695593068) translate (10.417cm 12.3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6.002cm" svg:height="3.556cm" svg:x="5.766cm" svg:y="6.0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6.002cm" svg:height="10.668cm" svg:x="5.766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layout" svg:width="0.254cm" svg:height="3.81cm" svg:x="12.928cm" svg:y="4.3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0.254cm" svg:height="6.604cm" svg:x="8.356cm" svg:y="4.318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8.89cm" svg:height="1.119cm" svg:x="9.652cm" svg:y="16.003cm">
          <draw:text-box>
            <text:p text:style-name="P1"><text:span text:style-name="T1">Mixed-fidelity</text:span></text:p>
          </draw:text-box>
        </draw:frame>
        <draw:custom-shape draw:style-name="gr10" draw:text-style-name="P1" xml:id="id1" draw:id="id1" draw:layer="layout" svg:width="0.254cm" svg:height="7.519cm" svg:x="10.922cm" svg:y="4.3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5" draw:id="id5" draw:layer="layout" svg:width="2.54cm" svg:height="1.27cm" svg:x="16.256cm" svg:y="10.668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049cm" svg:y1="4.318cm" svg:x2="11.049cm" svg:y2="3.209cm" draw:start-shape="id1" draw:start-glue-point="0" draw:end-shape="id2" draw:end-glue-point="2" svg:d="M11049 4318v-1109" svg:viewBox="0 0 1 1110">
          <text:p/>
        </draw:connector>
        <draw:connector draw:style-name="gr13" draw:text-style-name="P1" draw:layer="layout" svg:x1="13.055cm" svg:y1="4.318cm" svg:x2="14.478cm" svg:y2="2.569cm" draw:start-shape="id3" draw:start-glue-point="0" draw:end-shape="id2" draw:end-glue-point="1" svg:d="M13055 4318v-567h1923v-1182h-500" svg:viewBox="0 0 1924 1750">
          <text:p/>
        </draw:connector>
        <draw:connector draw:style-name="gr13" draw:text-style-name="P1" draw:layer="layout" svg:x1="8.483cm" svg:y1="4.318cm" svg:x2="7.62cm" svg:y2="2.569cm" draw:start-shape="id4" draw:start-glue-point="0" draw:end-shape="id2" draw:end-glue-point="3" svg:d="M8483 4318v-567h-1363v-1182h500" svg:viewBox="0 0 1364 1750">
          <text:p/>
        </draw:connector>
        <draw:connector draw:style-name="gr13" draw:text-style-name="P1" draw:layer="layout" svg:x1="17.526cm" svg:y1="10.668cm" svg:x2="17.526cm" svg:y2="3.566cm" draw:start-shape="id5" draw:start-glue-point="0" draw:end-shape="id6" draw:end-glue-point="2" svg:d="M17526 10668v-7102" svg:viewBox="0 0 1 7103">
          <text:p/>
        </draw:connector>
        <draw:frame draw:style-name="gr14" draw:text-style-name="P3" xml:id="id2" draw:id="id2" draw:layer="layout" svg:width="6.858cm" svg:height="1.28cm" svg:x="7.62cm" svg:y="1.929cm">
          <draw:text-box>
            <text:p text:style-name="P3"><text:span text:style-name="T2">Observations</text:span></text:p>
          </draw:text-box>
        </draw:frame>
        <draw:frame draw:style-name="gr11" draw:text-style-name="P3" xml:id="id6" draw:id="id6" draw:layer="layout" svg:width="2.54cm" svg:height="1.28cm" svg:x="16.256cm" svg:y="2.286cm">
          <draw:text-box>
            <text:p text:style-name="P3"><text:span text:style-name="T2">QoI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3:29:39</meta:creation-date>
    <dc:date>2015-05-13T15:39:11.848974114</dc:date>
    <meta:editing-duration>PT8H41M23S</meta:editing-duration>
    <meta:editing-cycles>8</meta:editing-cycles>
    <meta:generator>LibreOffice/4.2.8.2$Linux_X86_64 LibreOffice_project/420m0$Build-2</meta:generator>
    <meta:document-statistic meta:object-count="318"/>
  </office:meta>
</office:document-meta>
</file>